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60"/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9.72" calcext:value-type="float">
            <text:p>9,72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 office:value-type="float" office:value="11.19" calcext:value-type="float">
            <text:p>11,19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11.15" calcext:value-type="float">
            <text:p>11,15</text:p>
          </table:table-cell>
          <table:table-cell table:style-name="ce1"/>
          <table:table-cell table:style-name="ce1" table:formula="of:=AVERAGE([.A1:.E1])" office:value-type="float" office:value="10.554" calcext:value-type="float">
            <text:p>10,55</text:p>
          </table:table-cell>
          <table:table-cell table:style-name="ce1"/>
          <table:table-cell table:style-name="ce1" office:value-type="float" office:value="4.78" calcext:value-type="float">
            <text:p>4,78</text:p>
          </table:table-cell>
          <table:table-cell table:style-name="ce1" office:value-type="float" office:value="4.59" calcext:value-type="float">
            <text:p>4,59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4.75" calcext:value-type="float">
            <text:p>4,75</text:p>
          </table:table-cell>
          <table:table-cell table:style-name="ce1" office:value-type="float" office:value="4.34" calcext:value-type="float">
            <text:p>4,34</text:p>
          </table:table-cell>
          <table:table-cell table:style-name="ce1"/>
          <table:table-cell table:style-name="ce1" table:formula="of:=AVERAGE([.I1:.M1])" office:value-type="float" office:value="4.516" calcext:value-type="float">
            <text:p>4,5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007"/>
        </table:table-row>
        <table:table-row table:style-name="ro1">
          <table:table-cell table:style-name="ce1" office:value-type="float" office:value="19.28" calcext:value-type="float">
            <text:p>19,28</text:p>
          </table:table-cell>
          <table:table-cell table:style-name="ce1" office:value-type="float" office:value="20.03" calcext:value-type="float">
            <text:p>20,03</text:p>
          </table:table-cell>
          <table:table-cell table:style-name="ce1" office:value-type="float" office:value="18.84" calcext:value-type="float">
            <text:p>18,84</text:p>
          </table:table-cell>
          <table:table-cell table:style-name="ce1" office:value-type="float" office:value="17.32" calcext:value-type="float">
            <text:p>17,32</text:p>
          </table:table-cell>
          <table:table-cell table:style-name="ce1" office:value-type="float" office:value="17.4" calcext:value-type="float">
            <text:p>17,40</text:p>
          </table:table-cell>
          <table:table-cell table:style-name="ce1"/>
          <table:table-cell table:style-name="ce1" table:formula="of:=AVERAGE([.A2:.E2])" office:value-type="float" office:value="18.574" calcext:value-type="float">
            <text:p>18,57</text:p>
          </table:table-cell>
          <table:table-cell table:style-name="ce1"/>
          <table:table-cell table:style-name="ce1" office:value-type="float" office:value="3.56" calcext:value-type="float">
            <text:p>3,56</text:p>
          </table:table-cell>
          <table:table-cell table:style-name="ce1" office:value-type="float" office:value="3.62" calcext:value-type="float">
            <text:p>3,62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31" calcext:value-type="float">
            <text:p>3,31</text:p>
          </table:table-cell>
          <table:table-cell table:style-name="ce1" office:value-type="float" office:value="3.28" calcext:value-type="float">
            <text:p>3,28</text:p>
          </table:table-cell>
          <table:table-cell table:style-name="ce1"/>
          <table:table-cell table:style-name="ce1" table:formula="of:=AVERAGE([.I2:.M2])" office:value-type="float" office:value="3.472" calcext:value-type="float">
            <text:p>3,47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1007"/>
        </table:table-row>
        <table:table-row table:style-name="ro1">
          <table:table-cell table:style-name="ce1" office:value-type="float" office:value="22" calcext:value-type="float">
            <text:p>22,00</text:p>
          </table:table-cell>
          <table:table-cell table:style-name="ce1" office:value-type="float" office:value="18.5" calcext:value-type="float">
            <text:p>18,50</text:p>
          </table:table-cell>
          <table:table-cell table:style-name="ce1" table:number-columns-repeated="4"/>
          <table:table-cell table:style-name="ce1" table:formula="of:=AVERAGE([.A3:.E3])" office:value-type="float" office:value="20.25" calcext:value-type="float">
            <text:p>20,25</text:p>
          </table:table-cell>
          <table:table-cell table:style-name="ce1"/>
          <table:table-cell table:style-name="ce1" office:value-type="float" office:value="8.44" calcext:value-type="float">
            <text:p>8,44</text:p>
          </table:table-cell>
          <table:table-cell table:style-name="ce1" office:value-type="float" office:value="9.82" calcext:value-type="float">
            <text:p>9,82</text:p>
          </table:table-cell>
          <table:table-cell table:style-name="ce1" table:number-columns-repeated="4"/>
          <table:table-cell table:style-name="ce1" table:formula="of:=AVERAGE([.I3:.M3])" office:value-type="float" office:value="9.13" calcext:value-type="float">
            <text:p>9,13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1007"/>
        </table:table-row>
        <table:table-row table:style-name="ro1">
          <table:table-cell table:style-name="ce1" office:value-type="float" office:value="23.72" calcext:value-type="float">
            <text:p>23,72</text:p>
          </table:table-cell>
          <table:table-cell table:style-name="ce1" office:value-type="float" office:value="25.5" calcext:value-type="float">
            <text:p>25,50</text:p>
          </table:table-cell>
          <table:table-cell table:style-name="ce1" office:value-type="float" office:value="23.78" calcext:value-type="float">
            <text:p>23,78</text:p>
          </table:table-cell>
          <table:table-cell table:style-name="ce1" office:value-type="float" office:value="24.06" calcext:value-type="float">
            <text:p>24,06</text:p>
          </table:table-cell>
          <table:table-cell table:style-name="ce1" office:value-type="float" office:value="21.59" calcext:value-type="float">
            <text:p>21,59</text:p>
          </table:table-cell>
          <table:table-cell table:style-name="ce1"/>
          <table:table-cell table:style-name="ce1" table:formula="of:=AVERAGE([.A4:.E4])" office:value-type="float" office:value="23.73" calcext:value-type="float">
            <text:p>23,73</text:p>
          </table:table-cell>
          <table:table-cell table:style-name="ce1"/>
          <table:table-cell table:style-name="ce1" office:value-type="float" office:value="9.21" calcext:value-type="float">
            <text:p>9,21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office:value-type="float" office:value="9.1" calcext:value-type="float">
            <text:p>9,10</text:p>
          </table:table-cell>
          <table:table-cell table:style-name="ce1" office:value-type="float" office:value="8.5" calcext:value-type="float">
            <text:p>8,50</text:p>
          </table:table-cell>
          <table:table-cell table:style-name="ce1" office:value-type="float" office:value="8.94" calcext:value-type="float">
            <text:p>8,94</text:p>
          </table:table-cell>
          <table:table-cell table:style-name="ce1"/>
          <table:table-cell table:style-name="ce1" table:formula="of:=AVERAGE([.I4:.M4])" office:value-type="float" office:value="9.056" calcext:value-type="float">
            <text:p>9,06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1007"/>
        </table:table-row>
        <table:table-row table:style-name="ro2">
          <table:table-cell table:style-name="ce1" office:value-type="float" office:value="8.97" calcext:value-type="float">
            <text:p>8,97</text:p>
          </table:table-cell>
          <table:table-cell table:style-name="ce1" table:number-columns-repeated="5"/>
          <table:table-cell table:style-name="ce1" table:formula="of:=AVERAGE([.A5:.E5])" office:value-type="float" office:value="8.97" calcext:value-type="float">
            <text:p>8,97</text:p>
          </table:table-cell>
          <table:table-cell table:style-name="ce1"/>
          <table:table-cell table:style-name="ce1" office:value-type="float" office:value="11.94" calcext:value-type="float">
            <text:p>11,94</text:p>
          </table:table-cell>
          <table:table-cell table:style-name="ce1" table:number-columns-repeated="5"/>
          <table:table-cell table:style-name="ce1" table:formula="of:=AVERAGE([.I5:.M5])" office:value-type="float" office:value="11.94" calcext:value-type="float">
            <text:p>11,9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2">
          <table:table-cell table:style-name="ce1" office:value-type="float" office:value="15.31" calcext:value-type="float">
            <text:p>15,31</text:p>
          </table:table-cell>
          <table:table-cell table:style-name="ce1" table:number-columns-repeated="5"/>
          <table:table-cell table:style-name="ce1" table:formula="of:=AVERAGE([.A6:.E6])" office:value-type="float" office:value="15.31" calcext:value-type="float">
            <text:p>15,31</text:p>
          </table:table-cell>
          <table:table-cell table:style-name="ce1"/>
          <table:table-cell table:style-name="ce1" office:value-type="float" office:value="31.25" calcext:value-type="float">
            <text:p>31,25</text:p>
          </table:table-cell>
          <table:table-cell table:style-name="ce1" table:number-columns-repeated="5"/>
          <table:table-cell table:style-name="ce1" table:formula="of:=AVERAGE([.I6:.M6])" office:value-type="float" office:value="31.25" calcext:value-type="float">
            <text:p>31,25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1007"/>
        </table:table-row>
        <table:table-row table:style-name="ro2">
          <table:table-cell table:style-name="ce1" office:value-type="float" office:value="17" calcext:value-type="float">
            <text:p>17,00</text:p>
          </table:table-cell>
          <table:table-cell table:style-name="ce1" office:value-type="float" office:value="18.6" calcext:value-type="float">
            <text:p>18,60</text:p>
          </table:table-cell>
          <table:table-cell table:style-name="ce1" table:number-columns-repeated="4"/>
          <table:table-cell table:style-name="ce1" table:formula="of:=AVERAGE([.A7:.E7])" office:value-type="float" office:value="17.8" calcext:value-type="float">
            <text:p>17,80</text:p>
          </table:table-cell>
          <table:table-cell table:style-name="ce1"/>
          <table:table-cell table:style-name="ce1" office:value-type="float" office:value="25.03" calcext:value-type="float">
            <text:p>25,03</text:p>
          </table:table-cell>
          <table:table-cell table:style-name="ce1" office:value-type="float" office:value="26.44" calcext:value-type="float">
            <text:p>26,44</text:p>
          </table:table-cell>
          <table:table-cell table:style-name="ce1" table:number-columns-repeated="4"/>
          <table:table-cell table:style-name="ce1" table:formula="of:=AVERAGE([.I7:.M7])" office:value-type="float" office:value="25.735" calcext:value-type="float">
            <text:p>25,7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2">
          <table:table-cell table:style-name="ce1" office:value-type="float" office:value="20.4" calcext:value-type="float">
            <text:p>20,40</text:p>
          </table:table-cell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0.62" calcext:value-type="float">
            <text:p>20,62</text:p>
          </table:table-cell>
          <table:table-cell table:style-name="ce1" office:value-type="float" office:value="23.18" calcext:value-type="float">
            <text:p>23,18</text:p>
          </table:table-cell>
          <table:table-cell table:style-name="ce1" office:value-type="float" office:value="22.57" calcext:value-type="float">
            <text:p>22,57</text:p>
          </table:table-cell>
          <table:table-cell table:style-name="ce1"/>
          <table:table-cell table:style-name="ce1" table:formula="of:=AVERAGE([.A8:.E8])" office:value-type="float" office:value="21.916" calcext:value-type="float">
            <text:p>21,92</text:p>
          </table:table-cell>
          <table:table-cell table:style-name="ce1"/>
          <table:table-cell table:style-name="ce1" office:value-type="float" office:value="5.66" calcext:value-type="float">
            <text:p>5,66</text:p>
          </table:table-cell>
          <table:table-cell table:style-name="ce1" office:value-type="float" office:value="5.63" calcext:value-type="float">
            <text:p>5,63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81" calcext:value-type="float">
            <text:p>5,81</text:p>
          </table:table-cell>
          <table:table-cell table:style-name="ce1" office:value-type="float" office:value="5.15" calcext:value-type="float">
            <text:p>5,15</text:p>
          </table:table-cell>
          <table:table-cell table:style-name="ce1"/>
          <table:table-cell table:style-name="ce1" table:formula="of:=AVERAGE([.I8:.M8])" office:value-type="float" office:value="5.476" calcext:value-type="float">
            <text:p>5,48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1007"/>
        </table:table-row>
        <table:table-row table:style-name="ro2">
          <table:table-cell table:style-name="ce1" office:value-type="float" office:value="19.06" calcext:value-type="float">
            <text:p>19,06</text:p>
          </table:table-cell>
          <table:table-cell table:style-name="ce1" office:value-type="float" office:value="15.13" calcext:value-type="float">
            <text:p>15,13</text:p>
          </table:table-cell>
          <table:table-cell table:style-name="ce1" office:value-type="float" office:value="17.91" calcext:value-type="float">
            <text:p>17,91</text:p>
          </table:table-cell>
          <table:table-cell table:style-name="ce1" office:value-type="float" office:value="20.1" calcext:value-type="float">
            <text:p>20,10</text:p>
          </table:table-cell>
          <table:table-cell table:style-name="ce1" office:value-type="float" office:value="19.18" calcext:value-type="float">
            <text:p>19,18</text:p>
          </table:table-cell>
          <table:table-cell table:style-name="ce1"/>
          <table:table-cell table:style-name="ce1" table:formula="of:=AVERAGE([.A9:.E9])" office:value-type="float" office:value="18.276" calcext:value-type="float">
            <text:p>18,28</text:p>
          </table:table-cell>
          <table:table-cell table:style-name="ce1"/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8.93" calcext:value-type="float">
            <text:p>8,93</text:p>
          </table:table-cell>
          <table:table-cell table:style-name="ce1" office:value-type="float" office:value="9.4" calcext:value-type="float">
            <text:p>9,40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9.47" calcext:value-type="float">
            <text:p>9,47</text:p>
          </table:table-cell>
          <table:table-cell table:style-name="ce1"/>
          <table:table-cell table:style-name="ce1" table:formula="of:=AVERAGE([.I9:.M9])" office:value-type="float" office:value="9.584" calcext:value-type="float">
            <text:p>9,5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1007"/>
        </table:table-row>
        <table:table-row table:style-name="ro2">
          <table:table-cell table:style-name="ce1" office:value-type="float" office:value="14" calcext:value-type="float">
            <text:p>14,00</text:p>
          </table:table-cell>
          <table:table-cell table:style-name="ce1" table:number-columns-repeated="5"/>
          <table:table-cell table:style-name="ce1" table:formula="of:=AVERAGE([.A10:.E10])" office:value-type="float" office:value="14" calcext:value-type="float">
            <text:p>14,00</text:p>
          </table:table-cell>
          <table:table-cell table:style-name="ce1"/>
          <table:table-cell table:style-name="ce1" office:value-type="float" office:value="10.41" calcext:value-type="float">
            <text:p>10,41</text:p>
          </table:table-cell>
          <table:table-cell table:style-name="ce1" table:number-columns-repeated="5"/>
          <table:table-cell table:style-name="ce1" table:formula="of:=AVERAGE([.I10:.M10])" office:value-type="float" office:value="10.41" calcext:value-type="float">
            <text:p>10,41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1007"/>
        </table:table-row>
        <table:table-row table:style-name="ro2">
          <table:table-cell table:style-name="ce1" office:value-type="float" office:value="7.68" calcext:value-type="float">
            <text:p>7,68</text:p>
          </table:table-cell>
          <table:table-cell table:style-name="ce1" office:value-type="float" office:value="8.75" calcext:value-type="float">
            <text:p>8,75</text:p>
          </table:table-cell>
          <table:table-cell table:style-name="ce1" table:number-columns-repeated="4"/>
          <table:table-cell table:style-name="ce1" table:formula="of:=AVERAGE([.A11:.E11])" office:value-type="float" office:value="8.215" calcext:value-type="float">
            <text:p>8,22</text:p>
          </table:table-cell>
          <table:table-cell table:style-name="ce1"/>
          <table:table-cell table:style-name="ce1" office:value-type="float" office:value="7.25" calcext:value-type="float">
            <text:p>7,25</text:p>
          </table:table-cell>
          <table:table-cell table:style-name="ce1" office:value-type="float" office:value="6.96" calcext:value-type="float">
            <text:p>6,96</text:p>
          </table:table-cell>
          <table:table-cell table:style-name="ce1" table:number-columns-repeated="4"/>
          <table:table-cell table:style-name="ce1" table:formula="of:=AVERAGE([.I11:.M11])" office:value-type="float" office:value="7.105" calcext:value-type="float">
            <text:p>7,1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007"/>
        </table:table-row>
        <table:table-row table:style-name="ro2">
          <table:table-cell table:style-name="ce1" office:value-type="float" office:value="12.44" calcext:value-type="float">
            <text:p>12,44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/>
          <table:table-cell table:style-name="ce1" table:formula="of:=AVERAGE([.A12:.E12])" office:value-type="float" office:value="11.604" calcext:value-type="float">
            <text:p>11,60</text:p>
          </table:table-cell>
          <table:table-cell table:style-name="ce1"/>
          <table:table-cell table:style-name="ce1" office:value-type="float" office:value="12.32" calcext:value-type="float">
            <text:p>12,32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 office:value-type="float" office:value="12.82" calcext:value-type="float">
            <text:p>12,82</text:p>
          </table:table-cell>
          <table:table-cell table:style-name="ce1" office:value-type="float" office:value="12.87" calcext:value-type="float">
            <text:p>12,87</text:p>
          </table:table-cell>
          <table:table-cell table:style-name="ce1" office:value-type="float" office:value="12.59" calcext:value-type="float">
            <text:p>12,59</text:p>
          </table:table-cell>
          <table:table-cell table:style-name="ce1"/>
          <table:table-cell table:style-name="ce1" table:formula="of:=AVERAGE([.I12:.M12])" office:value-type="float" office:value="12.588" calcext:value-type="float">
            <text:p>12,5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11.63" calcext:value-type="float">
            <text:p>11,63</text:p>
          </table:table-cell>
          <table:table-cell table:style-name="ce1" office:value-type="float" office:value="13.72" calcext:value-type="float">
            <text:p>13,72</text:p>
          </table:table-cell>
          <table:table-cell table:style-name="ce1" office:value-type="float" office:value="12.66" calcext:value-type="float">
            <text:p>12,66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/>
          <table:table-cell table:style-name="ce1" table:formula="of:=AVERAGE([.A13:.E13])" office:value-type="float" office:value="12.546" calcext:value-type="float">
            <text:p>12,55</text:p>
          </table:table-cell>
          <table:table-cell table:style-name="ce1"/>
          <table:table-cell table:style-name="ce1" office:value-type="float" office:value="12.13" calcext:value-type="float">
            <text:p>12,13</text:p>
          </table:table-cell>
          <table:table-cell table:style-name="ce1" office:value-type="float" office:value="12.81" calcext:value-type="float">
            <text:p>12,81</text:p>
          </table:table-cell>
          <table:table-cell table:style-name="ce1" office:value-type="float" office:value="11.94" calcext:value-type="float">
            <text:p>11,94</text:p>
          </table:table-cell>
          <table:table-cell table:style-name="ce1" office:value-type="float" office:value="11.87" calcext:value-type="float">
            <text:p>11,87</text:p>
          </table:table-cell>
          <table:table-cell table:style-name="ce1" office:value-type="float" office:value="11.54" calcext:value-type="float">
            <text:p>11,54</text:p>
          </table:table-cell>
          <table:table-cell table:style-name="ce1"/>
          <table:table-cell table:style-name="ce1" table:formula="of:=AVERAGE([.I13:.M13])" office:value-type="float" office:value="12.058" calcext:value-type="float">
            <text:p>12,0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1.72" calcext:value-type="float">
            <text:p>11,72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/>
          <table:table-cell table:style-name="ce1" table:formula="of:=AVERAGE([.A14:.E14])" office:value-type="float" office:value="11.376" calcext:value-type="float">
            <text:p>11,38</text:p>
          </table:table-cell>
          <table:table-cell table:style-name="ce1"/>
          <table:table-cell table:style-name="ce1" office:value-type="float" office:value="12.93" calcext:value-type="float">
            <text:p>12,93</text:p>
          </table:table-cell>
          <table:table-cell table:style-name="ce1" office:value-type="float" office:value="11.91" calcext:value-type="float">
            <text:p>11,91</text:p>
          </table:table-cell>
          <table:table-cell table:style-name="ce1" office:value-type="float" office:value="12.18" calcext:value-type="float">
            <text:p>12,18</text:p>
          </table:table-cell>
          <table:table-cell table:style-name="ce1" office:value-type="float" office:value="11.65" calcext:value-type="float">
            <text:p>11,65</text:p>
          </table:table-cell>
          <table:table-cell table:style-name="ce1" office:value-type="float" office:value="11.69" calcext:value-type="float">
            <text:p>11,69</text:p>
          </table:table-cell>
          <table:table-cell table:style-name="ce1"/>
          <table:table-cell table:style-name="ce1" table:formula="of:=AVERAGE([.I14:.M14])" office:value-type="float" office:value="12.072" calcext:value-type="float">
            <text:p>12,07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13.87" calcext:value-type="float">
            <text:p>13,87</text:p>
          </table:table-cell>
          <table:table-cell table:style-name="ce1" office:value-type="float" office:value="14.13" calcext:value-type="float">
            <text:p>14,13</text:p>
          </table:table-cell>
          <table:table-cell table:style-name="ce1" office:value-type="float" office:value="13.63" calcext:value-type="float">
            <text:p>13,63</text:p>
          </table:table-cell>
          <table:table-cell table:style-name="ce1" office:value-type="float" office:value="13.37" calcext:value-type="float">
            <text:p>13,37</text:p>
          </table:table-cell>
          <table:table-cell table:style-name="ce1" office:value-type="float" office:value="15.72" calcext:value-type="float">
            <text:p>15,72</text:p>
          </table:table-cell>
          <table:table-cell table:style-name="ce1"/>
          <table:table-cell table:style-name="ce1" table:formula="of:=AVERAGE([.A15:.E15])" office:value-type="float" office:value="14.144" calcext:value-type="float">
            <text:p>14,14</text:p>
          </table:table-cell>
          <table:table-cell table:style-name="ce1"/>
          <table:table-cell table:style-name="ce1" office:value-type="float" office:value="9.34" calcext:value-type="float">
            <text:p>9,34</text:p>
          </table:table-cell>
          <table:table-cell table:style-name="ce1" office:value-type="float" office:value="11.56" calcext:value-type="float">
            <text:p>11,56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9.75" calcext:value-type="float">
            <text:p>9,75</text:p>
          </table:table-cell>
          <table:table-cell table:style-name="ce1" office:value-type="float" office:value="9.63" calcext:value-type="float">
            <text:p>9,63</text:p>
          </table:table-cell>
          <table:table-cell table:style-name="ce1"/>
          <table:table-cell table:style-name="ce1" table:formula="of:=AVERAGE([.I15:.M15])" office:value-type="float" office:value="10.224" calcext:value-type="float">
            <text:p>10,22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29.72" calcext:value-type="float">
            <text:p>29,72</text:p>
          </table:table-cell>
          <table:table-cell table:style-name="ce1" office:value-type="float" office:value="33.13" calcext:value-type="float">
            <text:p>33,13</text:p>
          </table:table-cell>
          <table:table-cell table:style-name="ce1" office:value-type="float" office:value="29.53" calcext:value-type="float">
            <text:p>29,53</text:p>
          </table:table-cell>
          <table:table-cell table:style-name="ce1" table:number-columns-repeated="3"/>
          <table:table-cell table:style-name="ce1" table:formula="of:=AVERAGE([.A16:.E16])" office:value-type="float" office:value="30.7933333333333" calcext:value-type="float">
            <text:p>30,79</text:p>
          </table:table-cell>
          <table:table-cell table:style-name="ce1"/>
          <table:table-cell table:style-name="ce1" office:value-type="float" office:value="11.81" calcext:value-type="float">
            <text:p>11,81</text:p>
          </table:table-cell>
          <table:table-cell table:style-name="ce1" office:value-type="float" office:value="13.31" calcext:value-type="float">
            <text:p>13,31</text:p>
          </table:table-cell>
          <table:table-cell table:style-name="ce1" office:value-type="float" office:value="11.78" calcext:value-type="float">
            <text:p>11,78</text:p>
          </table:table-cell>
          <table:table-cell table:style-name="ce1" table:number-columns-repeated="3"/>
          <table:table-cell table:style-name="ce1" table:formula="of:=AVERAGE([.I16:.M16])" office:value-type="float" office:value="12.3" calcext:value-type="float">
            <text:p>12,30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2.94" calcext:value-type="float">
            <text:p>12,94</text:p>
          </table:table-cell>
          <table:table-cell table:style-name="ce1" office:value-type="float" office:value="10.94" calcext:value-type="float">
            <text:p>10,94</text:p>
          </table:table-cell>
          <table:table-cell table:style-name="ce1" office:value-type="float" office:value="11.93" calcext:value-type="float">
            <text:p>11,93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/>
          <table:table-cell table:style-name="ce1" table:formula="of:=AVERAGE([.A17:.E17])" office:value-type="float" office:value="12.03" calcext:value-type="float">
            <text:p>12,03</text:p>
          </table:table-cell>
          <table:table-cell table:style-name="ce1"/>
          <table:table-cell table:style-name="ce1" office:value-type="float" office:value="8.81" calcext:value-type="float">
            <text:p>8,81</text:p>
          </table:table-cell>
          <table:table-cell table:style-name="ce1" office:value-type="float" office:value="9.69" calcext:value-type="float">
            <text:p>9,69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8.84" calcext:value-type="float">
            <text:p>8,84</text:p>
          </table:table-cell>
          <table:table-cell table:style-name="ce1" office:value-type="float" office:value="9.6" calcext:value-type="float">
            <text:p>9,60</text:p>
          </table:table-cell>
          <table:table-cell table:style-name="ce1"/>
          <table:table-cell table:style-name="ce1" table:formula="of:=AVERAGE([.I17:.M17])" office:value-type="float" office:value="9.288" calcext:value-type="float">
            <text:p>9,29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3.81" calcext:value-type="float">
            <text:p>23,81</text:p>
          </table:table-cell>
          <table:table-cell table:style-name="ce1" office:value-type="float" office:value="25.22" calcext:value-type="float">
            <text:p>25,22</text:p>
          </table:table-cell>
          <table:table-cell table:style-name="ce1" office:value-type="float" office:value="25.78" calcext:value-type="float">
            <text:p>25,78</text:p>
          </table:table-cell>
          <table:table-cell table:style-name="ce1" office:value-type="float" office:value="22.75" calcext:value-type="float">
            <text:p>22,75</text:p>
          </table:table-cell>
          <table:table-cell table:style-name="ce1"/>
          <table:table-cell table:style-name="ce1" table:formula="of:=AVERAGE([.A18:.E18])" office:value-type="float" office:value="24.074" calcext:value-type="float">
            <text:p>24,07</text:p>
          </table:table-cell>
          <table:table-cell table:style-name="ce1"/>
          <table:table-cell table:style-name="ce1" office:value-type="float" office:value="8.6" calcext:value-type="float">
            <text:p>8,60</text:p>
          </table:table-cell>
          <table:table-cell table:style-name="ce1" office:value-type="float" office:value="9.6" calcext:value-type="float">
            <text:p>9,60</text:p>
          </table:table-cell>
          <table:table-cell table:style-name="ce1" office:value-type="float" office:value="9.31" calcext:value-type="float">
            <text:p>9,31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9.44" calcext:value-type="float">
            <text:p>9,44</text:p>
          </table:table-cell>
          <table:table-cell table:style-name="ce1"/>
          <table:table-cell table:style-name="ce1" table:formula="of:=AVERAGE([.I18:.M18])" office:value-type="float" office:value="9.29" calcext:value-type="float">
            <text:p>9,29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15.66" calcext:value-type="float">
            <text:p>15,66</text:p>
          </table:table-cell>
          <table:table-cell table:style-name="ce1" office:value-type="float" office:value="15.18" calcext:value-type="float">
            <text:p>15,18</text:p>
          </table:table-cell>
          <table:table-cell table:style-name="ce1" office:value-type="float" office:value="16.34" calcext:value-type="float">
            <text:p>16,34</text:p>
          </table:table-cell>
          <table:table-cell table:style-name="ce1" office:value-type="float" office:value="14.97" calcext:value-type="float">
            <text:p>14,97</text:p>
          </table:table-cell>
          <table:table-cell table:style-name="ce1" office:value-type="float" office:value="15.96" calcext:value-type="float">
            <text:p>15,96</text:p>
          </table:table-cell>
          <table:table-cell table:style-name="ce1"/>
          <table:table-cell table:style-name="ce1" table:formula="of:=AVERAGE([.A19:.E19])" office:value-type="float" office:value="15.622" calcext:value-type="float">
            <text:p>15,62</text:p>
          </table:table-cell>
          <table:table-cell table:style-name="ce1"/>
          <table:table-cell table:style-name="ce1" office:value-type="float" office:value="9.9" calcext:value-type="float">
            <text:p>9,90</text:p>
          </table:table-cell>
          <table:table-cell table:style-name="ce1" office:value-type="float" office:value="10.46" calcext:value-type="float">
            <text:p>10,46</text:p>
          </table:table-cell>
          <table:table-cell table:style-name="ce1" office:value-type="float" office:value="11.31" calcext:value-type="float">
            <text:p>11,3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1" calcext:value-type="float">
            <text:p>11,00</text:p>
          </table:table-cell>
          <table:table-cell table:style-name="ce1"/>
          <table:table-cell table:style-name="ce1" table:formula="of:=AVERAGE([.I19:.M19])" office:value-type="float" office:value="10.522" calcext:value-type="float">
            <text:p>10,52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7.91" calcext:value-type="float">
            <text:p>7,91</text:p>
          </table:table-cell>
          <table:table-cell table:style-name="ce1" office:value-type="float" office:value="7.69" calcext:value-type="float">
            <text:p>7,69</text:p>
          </table:table-cell>
          <table:table-cell table:style-name="ce1" office:value-type="float" office:value="7.81" calcext:value-type="float">
            <text:p>7,81</text:p>
          </table:table-cell>
          <table:table-cell table:style-name="ce1" office:value-type="float" office:value="8.06" calcext:value-type="float">
            <text:p>8,06</text:p>
          </table:table-cell>
          <table:table-cell table:style-name="ce1" office:value-type="float" office:value="7.84" calcext:value-type="float">
            <text:p>7,84</text:p>
          </table:table-cell>
          <table:table-cell table:style-name="ce1"/>
          <table:table-cell table:style-name="ce1" table:formula="of:=AVERAGE([.A20:.E20])" office:value-type="float" office:value="7.862" calcext:value-type="float">
            <text:p>7,86</text:p>
          </table:table-cell>
          <table:table-cell table:style-name="ce1"/>
          <table:table-cell table:style-name="ce1" office:value-type="float" office:value="6.06" calcext:value-type="float">
            <text:p>6,06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5.88" calcext:value-type="float">
            <text:p>5,88</text:p>
          </table:table-cell>
          <table:table-cell table:style-name="ce1" office:value-type="float" office:value="6.41" calcext:value-type="float">
            <text:p>6,41</text:p>
          </table:table-cell>
          <table:table-cell table:style-name="ce1" office:value-type="float" office:value="6.31" calcext:value-type="float">
            <text:p>6,31</text:p>
          </table:table-cell>
          <table:table-cell table:style-name="ce1"/>
          <table:table-cell table:style-name="ce1" table:formula="of:=AVERAGE([.I20:.M20])" office:value-type="float" office:value="6.282" calcext:value-type="float">
            <text:p>6,2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13.97" calcext:value-type="float">
            <text:p>13,97</text:p>
          </table:table-cell>
          <table:table-cell table:style-name="ce1" office:value-type="float" office:value="15.69" calcext:value-type="float">
            <text:p>15,69</text:p>
          </table:table-cell>
          <table:table-cell table:style-name="ce1" office:value-type="float" office:value="14.53" calcext:value-type="float">
            <text:p>14,53</text:p>
          </table:table-cell>
          <table:table-cell table:style-name="ce1" office:value-type="float" office:value="14.6" calcext:value-type="float">
            <text:p>14,60</text:p>
          </table:table-cell>
          <table:table-cell table:style-name="ce1" office:value-type="float" office:value="14.41" calcext:value-type="float">
            <text:p>14,41</text:p>
          </table:table-cell>
          <table:table-cell table:style-name="ce1"/>
          <table:table-cell table:style-name="ce1" table:formula="of:=AVERAGE([.A21:.E21])" office:value-type="float" office:value="14.64" calcext:value-type="float">
            <text:p>14,64</text:p>
          </table:table-cell>
          <table:table-cell table:style-name="ce1"/>
          <table:table-cell table:style-name="ce1" office:value-type="float" office:value="9.81" calcext:value-type="float">
            <text:p>9,8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0.6" calcext:value-type="float">
            <text:p>10,60</text:p>
          </table:table-cell>
          <table:table-cell table:style-name="ce1" office:value-type="float" office:value="10.75" calcext:value-type="float">
            <text:p>10,75</text:p>
          </table:table-cell>
          <table:table-cell table:style-name="ce1" office:value-type="float" office:value="10.22" calcext:value-type="float">
            <text:p>10,22</text:p>
          </table:table-cell>
          <table:table-cell table:style-name="ce1"/>
          <table:table-cell table:style-name="ce1" table:formula="of:=AVERAGE([.I21:.M21])" office:value-type="float" office:value="10.264" calcext:value-type="float">
            <text:p>10,26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teigend</text:p>
          </table:table-cell>
          <table:table-cell table:number-columns-repeated="7"/>
          <table:table-cell table:style-name="ce3" office:value-type="string" calcext:value-type="string">
            <text:p>Fallend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Viskosität</text:p>
          </table:table-cell>
          <table:table-cell table:style-name="ce4" office:value-type="float" office:value="0.0000182" calcext:value-type="float">
            <text:p>1,82E-005</text:p>
          </table:table-cell>
          <table:table-cell/>
          <table:table-cell office:value-type="string" calcext:value-type="string">
            <text:p>Plattenabstand</text:p>
          </table:table-cell>
          <table:table-cell table:style-name="ce4" office:value-type="float" office:value="0.006" calcext:value-type="float">
            <text:p>6,00E-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chte Öl</text:p>
          </table:table-cell>
          <table:table-cell office:value-type="float" office:value="875" calcext:value-type="float">
            <text:p>87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chte Luft</text:p>
          </table:table-cell>
          <table:table-cell office:value-type="float" office:value="1.2929" calcext:value-type="float">
            <text:p>1,29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dung: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18*[.$F$24]*PI()/[.Q1]*SQRT([.$C$24]^3*[.O1]^(-1)/1000/2/([.$C$25]-[.$C$26])/9.81)*(1/[.G1]+1/[.O1])*0.001" office:value-type="float" office:value="1.63789365437877E-018" calcext:value-type="float">
            <text:p>1,63789365437877E-018</text:p>
          </table:table-cell>
          <table:table-cell table:formula="of:=[.C28]/1.602176565E-019" office:value-type="float" office:value="10.2229285470717" calcext:value-type="float">
            <text:p>10,222928547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18*[.$F$24]*PI()/[.Q2]*SQRT([.$C$24]^3*[.O2]^(-1)/1000/2/([.$C$25]-[.$C$26])/9.81)*(1/[.G2]+1/[.O2])*0.001" office:value-type="float" office:value="2.03018314845517E-018" calcext:value-type="float">
            <text:p>2,03018314845517E-018</text:p>
          </table:table-cell>
          <table:table-cell table:formula="of:=[.C29]/1.602176565E-019" office:value-type="float" office:value="12.6714070896123" calcext:value-type="float">
            <text:p>12,6714070896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18*[.$F$24]*PI()/[.Q3]*SQRT([.$C$24]^3*[.O3]^(-1)/1000/2/([.$C$25]-[.$C$26])/9.81)*(1/[.G3]+1/[.O3])*0.001" office:value-type="float" office:value="5.85022871231775E-019" calcext:value-type="float">
            <text:p>5,85022871231775E-019</text:p>
          </table:table-cell>
          <table:table-cell table:style-name="ce2" table:formula="of:=[.C30]/1.602176565E-019" office:value-type="float" office:value="3.65142571681402" calcext:value-type="float">
            <text:p>3,6514257168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18*[.$F$24]*PI()/[.Q4]*SQRT([.$C$24]^3*[.O4]^(-1)/1000/2/([.$C$25]-[.$C$26])/9.81)*(1/[.G4]+1/[.O4])*0.001" office:value-type="float" office:value="5.6493468991632E-019" calcext:value-type="float">
            <text:p>5,6493468991632E-019</text:p>
          </table:table-cell>
          <table:table-cell table:formula="of:=[.C31]/1.602176565E-019" office:value-type="float" office:value="3.5260451454445" calcext:value-type="float">
            <text:p>3,5260451454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table:formula="of:=18*[.$F$24]*PI()/[.Q5]*SQRT([.$C$24]^3*[.O5]^(-1)/1000/2/([.$C$25]-[.$C$26])/9.81)*(1/[.G5]+1/[.O5])*0.001" office:value-type="float" office:value="6.30708261979527E-019" calcext:value-type="float">
            <text:p>6,30708261979527E-019</text:p>
          </table:table-cell>
          <table:table-cell table:style-name="ce2" table:formula="of:=[.C32]/1.602176565E-019" office:value-type="float" office:value="3.93657151001661" calcext:value-type="float">
            <text:p>3,93657151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table:formula="of:=18*[.$F$24]*PI()/[.Q6]*SQRT([.$C$24]^3*[.O6]^(-1)/1000/2/([.$C$25]-[.$C$26])/9.81)*(1/[.G6]+1/[.O6])*0.001" office:value-type="float" office:value="1.94669878669956E-019" calcext:value-type="float">
            <text:p>1,94669878669956E-019</text:p>
          </table:table-cell>
          <table:table-cell table:style-name="ce2" table:formula="of:=[.C33]/1.602176565E-019" office:value-type="float" office:value="1.21503386656985" calcext:value-type="float">
            <text:p>1,215033866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table:formula="of:=18*[.$F$24]*PI()/[.Q7]*SQRT([.$C$24]^3*[.O7]^(-1)/1000/2/([.$C$25]-[.$C$26])/9.81)*(1/[.G7]+1/[.O7])*0.001" office:value-type="float" office:value="2.09124881609587E-019" calcext:value-type="float">
            <text:p>2,09124881609587E-019</text:p>
          </table:table-cell>
          <table:table-cell table:style-name="ce2" table:formula="of:=[.C34]/1.602176565E-019" office:value-type="float" office:value="1.30525490247442" calcext:value-type="float">
            <text:p>1,305254902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formula="of:=18*[.$F$24]*PI()/[.Q8]*SQRT([.$C$24]^3*[.O8]^(-1)/1000/2/([.$C$25]-[.$C$26])/9.81)*(1/[.G8]+1/[.O8])*0.001" office:value-type="float" office:value="1.08687465118551E-018" calcext:value-type="float">
            <text:p>1,08687465118551E-018</text:p>
          </table:table-cell>
          <table:table-cell table:formula="of:=[.C35]/1.602176565E-019" office:value-type="float" office:value="6.783738290327" calcext:value-type="float">
            <text:p>6,7837382903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18*[.$F$24]*PI()/[.Q9]*SQRT([.$C$24]^3*[.O9]^(-1)/1000/2/([.$C$25]-[.$C$26])/9.81)*(1/[.G9]+1/[.O9])*0.001" office:value-type="float" office:value="5.74534040054774E-019" calcext:value-type="float">
            <text:p>5,74534040054774E-019</text:p>
          </table:table-cell>
          <table:table-cell table:formula="of:=[.C36]/1.602176565E-019" office:value-type="float" office:value="3.58595957902289" calcext:value-type="float">
            <text:p>3,585959579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table:formula="of:=18*[.$F$24]*PI()/[.Q10]*SQRT([.$C$24]^3*[.O10]^(-1)/1000/2/([.$C$25]-[.$C$26])/9.81)*(1/[.G10]+1/[.O10])*0.001" office:value-type="float" office:value="5.81518572741747E-019" calcext:value-type="float">
            <text:p>5,81518572741747E-019</text:p>
          </table:table-cell>
          <table:table-cell table:style-name="ce2" table:formula="of:=[.C37]/1.602176565E-019" office:value-type="float" office:value="3.62955360504694" calcext:value-type="float">
            <text:p>3,62955360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table:formula="of:=18*[.$F$24]*PI()/[.Q11]*SQRT([.$C$24]^3*[.O11]^(-1)/1000/2/([.$C$25]-[.$C$26])/9.81)*(1/[.G11]+1/[.O11])*0.001" office:value-type="float" office:value="1.10893196570222E-018" calcext:value-type="float">
            <text:p>1,10893196570222E-018</text:p>
          </table:table-cell>
          <table:table-cell table:style-name="ce2" table:formula="of:=[.C38]/1.602176565E-019" office:value-type="float" office:value="6.92140922497029" calcext:value-type="float">
            <text:p>6,92140922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18*[.$F$24]*PI()/[.Q12]*SQRT([.$C$24]^3*[.O12]^(-1)/1000/2/([.$C$25]-[.$C$26])/9.81)*(1/[.G12]+1/[.O12])*0.001" office:value-type="float" office:value="5.94028421107167E-019" calcext:value-type="float">
            <text:p>5,94028421107167E-019</text:p>
          </table:table-cell>
          <table:table-cell table:formula="of:=[.C39]/1.602176565E-019" office:value-type="float" office:value="3.70763394050248" calcext:value-type="float">
            <text:p>3,707633940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18*[.$F$24]*PI()/[.Q13]*SQRT([.$C$24]^3*[.O13]^(-1)/1000/2/([.$C$25]-[.$C$26])/9.81)*(1/[.G13]+1/[.O13])*0.001" office:value-type="float" office:value="5.96026799605705E-019" calcext:value-type="float">
            <text:p>5,96026799605705E-019</text:p>
          </table:table-cell>
          <table:table-cell table:formula="of:=[.C40]/1.602176565E-019" office:value-type="float" office:value="3.72010683857247" calcext:value-type="float">
            <text:p>3,720106838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18*[.$F$24]*PI()/[.Q14]*SQRT([.$C$24]^3*[.O14]^(-1)/1000/2/([.$C$25]-[.$C$26])/9.81)*(1/[.G14]+1/[.O14])*0.001" office:value-type="float" office:value="5.54391488618755E-019" calcext:value-type="float">
            <text:p>5,54391488618755E-019</text:p>
          </table:table-cell>
          <table:table-cell table:formula="of:=[.C41]/1.602176565E-019" office:value-type="float" office:value="3.46023965603788" calcext:value-type="float">
            <text:p>3,460239656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18*[.$F$24]*PI()/[.Q15]*SQRT([.$C$24]^3*[.O15]^(-1)/1000/2/([.$C$25]-[.$C$26])/9.81)*(1/[.G15]+1/[.O15])*0.001" office:value-type="float" office:value="5.94546120044968E-019" calcext:value-type="float">
            <text:p>5,94546120044968E-019</text:p>
          </table:table-cell>
          <table:table-cell table:formula="of:=[.C42]/1.602176565E-019" office:value-type="float" office:value="3.71086516325975" calcext:value-type="float">
            <text:p>3,7108651633</text:p>
          </table:table-cell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table:formula="of:=18*[.$F$24]*PI()/[.Q16]*SQRT([.$C$24]^3*[.O16]^(-1)/1000/2/([.$C$25]-[.$C$26])/9.81)*(1/[.G16]+1/[.O16])*0.001" office:value-type="float" office:value="3.66636416679603E-019" calcext:value-type="float">
            <text:p>3,66636416679603E-019</text:p>
          </table:table-cell>
          <table:table-cell table:style-name="ce2" table:formula="of:=[.C43]/1.602176565E-019" office:value-type="float" office:value="2.28836462028517" calcext:value-type="float">
            <text:p>2,2883646203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18*[.$F$24]*PI()/[.Q17]*SQRT([.$C$24]^3*[.O17]^(-1)/1000/2/([.$C$25]-[.$C$26])/9.81)*(1/[.G17]+1/[.O17])*0.001" office:value-type="float" office:value="7.07517850957567E-019" calcext:value-type="float">
            <text:p>7,07517850957567E-019</text:p>
          </table:table-cell>
          <table:table-cell table:formula="of:=[.C44]/1.602176565E-019" office:value-type="float" office:value="4.41597927727502" calcext:value-type="float">
            <text:p>4,415979277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18*[.$F$24]*PI()/[.Q18]*SQRT([.$C$24]^3*[.O18]^(-1)/1000/2/([.$C$25]-[.$C$26])/9.81)*(1/[.G18]+1/[.O18])*0.001" office:value-type="float" office:value="5.5217336962447E-019" calcext:value-type="float">
            <text:p>5,5217336962447E-019</text:p>
          </table:table-cell>
          <table:table-cell table:formula="of:=[.C45]/1.602176565E-019" office:value-type="float" office:value="3.44639524561058" calcext:value-type="float">
            <text:p>3,4463952456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18*[.$F$24]*PI()/[.Q19]*SQRT([.$C$24]^3*[.O19]^(-1)/1000/2/([.$C$25]-[.$C$26])/9.81)*(1/[.G19]+1/[.O19])*0.001" office:value-type="float" office:value="5.54150636636954E-019" calcext:value-type="float">
            <text:p>5,54150636636954E-019</text:p>
          </table:table-cell>
          <table:table-cell table:formula="of:=[.C46]/1.602176565E-019" office:value-type="float" office:value="3.45873637614313" calcext:value-type="float">
            <text:p>3,4587363761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18*[.$F$24]*PI()/[.Q20]*SQRT([.$C$24]^3*[.O20]^(-1)/1000/2/([.$C$25]-[.$C$26])/9.81)*(1/[.G20]+1/[.O20])*0.001" office:value-type="float" office:value="1.29131498680615E-018" calcext:value-type="float">
            <text:p>1,29131498680615E-018</text:p>
          </table:table-cell>
          <table:table-cell table:formula="of:=[.C47]/1.602176565E-019" office:value-type="float" office:value="8.05975455524249" calcext:value-type="float">
            <text:p>8,0597545552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formula="of:=18*[.$F$24]*PI()/[.Q21]*SQRT([.$C$24]^3*[.O21]^(-1)/1000/2/([.$C$25]-[.$C$26])/9.81)*(1/[.G21]+1/[.O21])*0.001" office:value-type="float" office:value="5.83609345948353E-019" calcext:value-type="float">
            <text:p>5,83609345948353E-019</text:p>
          </table:table-cell>
          <table:table-cell table:formula="of:=[.C48]/1.602176565E-019" office:value-type="float" office:value="3.6426031855506" calcext:value-type="float">
            <text:p>3,6426031856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eshini</meta:initial-creator>
    <meta:creation-date>2015-01-06T14:27:02</meta:creation-date>
    <dc:creator>Frederik </dc:creator>
    <dc:date>2015-01-06T16:50:47.768218599</dc:date>
    <meta:document-statistic meta:table-count="1" meta:cell-count="301" meta:object-count="0"/>
    <meta:generator>LibreOffice/4.2.7.2$Linux_X86_64 LibreOffice_project/420m0$Build-2</meta:generator>
  </office:meta>
</office:document-meta>
</file>